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c79" officeooo:paragraph-rsid="0019cc79"/>
    </style:style>
    <style:style style:name="P2" style:family="paragraph" style:parent-style-name="Standard">
      <style:text-properties fo:language="pl" fo:country="PL" officeooo:rsid="0019cc79" officeooo:paragraph-rsid="0019cc79"/>
    </style:style>
    <style:style style:name="T1" style:family="text">
      <style:text-properties officeooo:rsid="001a2575"/>
    </style:style>
    <style:style style:name="T2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 – liczba słoni</text:p>
      <text:p text:style-name="P2">m – lista mas słoni</text:p>
      <text:p text:style-name="P2">a – ustawienie początkowe</text:p>
      <text:p text:style-name="P2">b – ustawienie finalne</text:p>
      <text:p text:style-name="P2">p – permutacja </text:p>
      <text:p text:style-name="P2">odw – flaga odwiedzonego wierzchołka</text:p>
      <text:p text:style-name="P2">c – liczba wierzchołków</text:p>
      <text:p text:style-name="P2">C – lista cykli prostych</text:p>
      <text:p text:style-name="P2">d – cykl prosty</text:p>
      <text:p text:style-name="P2">min_glob – <text:span text:style-name="T1">masa najlżejszego słonia </text:span></text:p>
      <text:p text:style-name="P1">sumac – duma mas sonic psychoanal do clunky C</text:p>
      <text:p text:style-name="P1">minx – mass najlżejszego słonia</text:p>
      <text:p text:style-name="P1">w – wynik końcowy</text:p>
      <text:p text:style-name="P1">met1 – wynik metody 1</text:p>
      <text:p text:style-name="P1">met2 – wynik metody 2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4:27:27.778966262</meta:creation-date>
    <dc:date>2022-07-27T14:39:27.506222669</dc:date>
    <meta:editing-duration>PT1M49S</meta:editing-duration>
    <meta:editing-cycles>1</meta:editing-cycles>
    <meta:document-statistic meta:table-count="0" meta:image-count="0" meta:object-count="0" meta:page-count="1" meta:paragraph-count="15" meta:word-count="56" meta:character-count="367" meta:non-whitespace-character-count="308"/>
    <meta:generator>LibreOffice/7.3.4.2$Linux_X86_64 LibreOffice_project/30$Build-2</meta:generator>
  </office:meta>
</office:document-meta>
</file>